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12" calcext:value-type="float">
            <text:p>41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44954128440367" calcext:value-type="percentage">
            <text:p>94,50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 style:data-style-name="N2" text:time-value="22:54:00.3182103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1T00:36:41.302150928</dc:date>
    <meta:editing-duration>P1DT21H57M41S</meta:editing-duration>
    <meta:editing-cycles>184</meta:editing-cycles>
    <meta:generator>LibreOffice/5.4.1.2.0$Linux_X86_64 LibreOffice_project/40m0$Build-2</meta:generator>
    <dc:creator>Paweł Tomulik</dc:creator>
    <meta:document-statistic meta:table-count="2" meta:cell-count="1503" meta:object-count="0"/>
  </office:meta>
</office:document-meta>
</file>